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line-height="115%"/>
      <style:text-properties style:font-name="Times" fo:font-size="16.0pt"/>
    </style:style>
    <style:style style:name="P2" style:family="paragraph" style:parent-style-name="Standard">
      <style:paragraph-properties fo:margin-top="0.2780in" fo:margin-bottom="0.0835in"/>
      <style:text-properties style:font-name="Times" fo:font-size="20.0pt"/>
    </style:style>
    <style:style style:name="T1" style:family="text">
      <style:text-properties fo:font-style="italic" fo:font-style-asian="italic" fo:font-style-complex="italic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here are four words describe possession and accompaniment in Talo: <text:span text:style-name="T1">dem</text:span>, <text:span text:style-name="T1">jam</text:span>, <text:span text:style-name="T1">gjum</text:span>, and <text:span text:style-name="T1">nen</text:span>. Each have different shades of meaning, and different degrees of separation. </text:p>
      <text:p text:style-name="P2">Dem</text:p>
      <text:p text:style-name="P1"><text:span text:style-name="T1">Dem</text:span><text:s/>is the most basic possession verb. It effectively translates to <text:span text:style-name="T1">of </text:span>in english. <text:span text:style-name="T1">Dem</text:span><text:s/>is used for ownership, as well as interpersonal relationships (i.e., family or friends). </text:p>
      <text:p text:style-name="P2">Jam</text:p>
      <text:p text:style-name="P1"><text:span text:style-name="T1">Jam</text:span><text:s/>translates to “have” or “hold” in english. It describes something that you hold in your hand, or have held recently. </text:p>
      <text:p text:style-name="P2">Gjum</text:p>
      <text:p text:style-name="P1"><text:span text:style-name="T1">Gjum</text:span><text:s/>shows accompaniment, or something that is <text:span text:style-name="T1">with</text:span><text:s/>you, but you do not necessarily <text:span text:style-name="T1">own</text:span><text:s/>it. It also shows togetherness.</text:p>
      <text:p text:style-name="P2">Nen</text:p>
      <text:p text:style-name="P1"><text:span text:style-name="T1">Nen</text:span><text:s/>describes a part of someone or their identity, usually a body part or a personality trait. However, it should be used sparingly, as who owns the object will usually be inferable from the contex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3</meta:generator>
  </office:meta>
</office:document-meta>
</file>